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415" officeooo:paragraph-rsid="001e4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SDE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26T08:21:58.559187767</meta:creation-date>
    <dc:date>2021-06-26T08:23:13.471120842</dc:date>
    <meta:editing-duration>PT1M1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Dev/7.3.0.0.alpha0$Linux_X86_64 LibreOffice_project/4668e7e7a6322cfda854ab07eabd4322c86de980</meta:generator>
  </office:meta>
</office:document-meta>
</file>